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77.42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GB">
      <number:number number:min-integer-digits="1"/>
    </number:number-style>
    <style:style style:name="ce1" style:family="table-cell" style:parent-style-name="Default" style:data-style-name="N20000"/>
  </office:automatic-styles>
  <office:body>
    <office:spreadsheet>
      <table:calculation-settings table:automatic-find-labels="false" table:use-regular-expressions="false" table:use-wildcards="true"/>
      <table:table table:name="sportstaet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gruppe</text:p>
          </table:table-cell>
          <table:table-cell table:style-name="Default" office:value-type="string" calcext:value-type="string">
            <text:p>lng</text:p>
          </table:table-cell>
          <table:table-cell table:style-name="Default" office:value-type="string" calcext:value-type="string">
            <text:p>lat</text:p>
          </table:table-cell>
          <table:table-cell office:value-type="string" calcext:value-type="string">
            <text:p>ic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ettergarten Roßfall (ÖAV)</text:p>
          </table:table-cell>
          <table:table-cell office:value-type="string" calcext:value-type="string">
            <text:p>Höttinger Alm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64655117" calcext:value-type="float">
            <text:p>11.364655117</text:p>
          </table:table-cell>
          <table:table-cell office:value-type="float" office:value="47.2963692600001" calcext:value-type="float">
            <text:p>47.296369260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5853409" calcext:value-type="float">
            <text:p>11.415853409</text:p>
          </table:table-cell>
          <table:table-cell office:value-type="float" office:value="47.2917330490001" calcext:value-type="float">
            <text:p>47.291733049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497595" calcext:value-type="float">
            <text:p>11.41497595</text:p>
          </table:table-cell>
          <table:table-cell office:value-type="float" office:value="47.291621558" calcext:value-type="float">
            <text:p>47.291621558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ndeshauptschießstand Arzl</text:p>
          </table:table-cell>
          <table:table-cell office:value-type="string" calcext:value-type="string">
            <text:p>Eggenwaldweg 60</text:p>
          </table:table-cell>
          <table:table-cell office:value-type="string" calcext:value-type="string">
            <text:p>Schießstand</text:p>
          </table:table-cell>
          <table:table-cell office:value-type="string" calcext:value-type="string">
            <text:p>Sonstiges</text:p>
          </table:table-cell>
          <table:table-cell office:value-type="float" office:value="11.427154455" calcext:value-type="float">
            <text:p>11.427154455</text:p>
          </table:table-cell>
          <table:table-cell office:value-type="float" office:value="47.2899562970001" calcext:value-type="float">
            <text:p>47.2899562970001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47514150001" calcext:value-type="float">
            <text:p>11.4247514150001</text:p>
          </table:table-cell>
          <table:table-cell office:value-type="float" office:value="47.289429039" calcext:value-type="float">
            <text:p>47.289429039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681349" calcext:value-type="float">
            <text:p>11.424681349</text:p>
          </table:table-cell>
          <table:table-cell office:value-type="float" office:value="47.2891710960001" calcext:value-type="float">
            <text:p>47.289171096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tnessparkour Fit 2000 Hungerburg</text:p>
          </table:table-cell>
          <table:table-cell office:value-type="string" calcext:value-type="string">
            <text:p>Hungerburg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397648771" calcext:value-type="float">
            <text:p>11.397648771</text:p>
          </table:table-cell>
          <table:table-cell office:value-type="float" office:value="47.2868725610001" calcext:value-type="float">
            <text:p>47.286872561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ielplatz Hungerburg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4771312" calcext:value-type="float">
            <text:p>11.394771312</text:p>
          </table:table-cell>
          <table:table-cell office:value-type="float" office:value="47.2866579390001" calcext:value-type="float">
            <text:p>47.286657939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7202610001" calcext:value-type="float">
            <text:p>11.3937202610001</text:p>
          </table:table-cell>
          <table:table-cell office:value-type="float" office:value="47.284982744" calcext:value-type="float">
            <text:p>47.28498274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orthalle VS Arzl</text:p>
          </table:table-cell>
          <table:table-cell office:value-type="string" calcext:value-type="string">
            <text:p>Framsweg 1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62709540001" calcext:value-type="float">
            <text:p>11.4262709540001</text:p>
          </table:table-cell>
          <table:table-cell office:value-type="float" office:value="47.2847309110001" calcext:value-type="float">
            <text:p>47.284730911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4926360001" calcext:value-type="float">
            <text:p>11.3934926360001</text:p>
          </table:table-cell>
          <table:table-cell office:value-type="float" office:value="47.2849173920001" calcext:value-type="float">
            <text:p>47.28491739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912518" calcext:value-type="float">
            <text:p>11.393912518</text:p>
          </table:table-cell>
          <table:table-cell office:value-type="float" office:value="47.284671916" calcext:value-type="float">
            <text:p>47.284671916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686454" calcext:value-type="float">
            <text:p>11.393686454</text:p>
          </table:table-cell>
          <table:table-cell office:value-type="float" office:value="47.284607131" calcext:value-type="float">
            <text:p>47.28460713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orthalle VS Mühlau</text:p>
          </table:table-cell>
          <table:table-cell office:value-type="string" calcext:value-type="string">
            <text:p>Hauptplatz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21155020001" calcext:value-type="float">
            <text:p>11.4121155020001</text:p>
          </table:table-cell>
          <table:table-cell office:value-type="float" office:value="47.2837381900001" calcext:value-type="float">
            <text:p>47.283738190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53060100001" calcext:value-type="float">
            <text:p>11.4153060100001</text:p>
          </table:table-cell>
          <table:table-cell office:value-type="float" office:value="47.283270794" calcext:value-type="float">
            <text:p>47.283270794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149247390001" calcext:value-type="float">
            <text:p>11.4149247390001</text:p>
          </table:table-cell>
          <table:table-cell office:value-type="float" office:value="47.2832541000001" calcext:value-type="float">
            <text:p>47.283254100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ielplatz Gramartwiese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228997" calcext:value-type="float">
            <text:p>11.377228997</text:p>
          </table:table-cell>
          <table:table-cell office:value-type="float" office:value="47.2827927070001" calcext:value-type="float">
            <text:p>47.282792707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lettergarten Höttinger Steinbruch (ÖAV)</text:p>
          </table:table-cell>
          <table:table-cell office:value-type="string" calcext:value-type="string">
            <text:p>Höhen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43376140001" calcext:value-type="float">
            <text:p>11.3943376140001</text:p>
          </table:table-cell>
          <table:table-cell office:value-type="float" office:value="47.2821982080001" calcext:value-type="float">
            <text:p>47.282198208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ielplatz Jugendwohnheim Schwedenhaus</text:p>
          </table:table-cell>
          <table:table-cell office:value-type="string" calcext:value-type="string">
            <text:p>Rennweg 17b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93704820001" calcext:value-type="float">
            <text:p>11.3993704820001</text:p>
          </table:table-cell>
          <table:table-cell office:value-type="float" office:value="47.277247743" calcext:value-type="float">
            <text:p>47.277247743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01868340001" calcext:value-type="float">
            <text:p>11.4001868340001</text:p>
          </table:table-cell>
          <table:table-cell office:value-type="float" office:value="47.2762179850001" calcext:value-type="float">
            <text:p>47.27621798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514174" calcext:value-type="float">
            <text:p>11.436514174</text:p>
          </table:table-cell>
          <table:table-cell office:value-type="float" office:value="47.2752180140001" calcext:value-type="float">
            <text:p>47.275218014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285652" calcext:value-type="float">
            <text:p>11.436285652</text:p>
          </table:table-cell>
          <table:table-cell office:value-type="float" office:value="47.2751741880001" calcext:value-type="float">
            <text:p>47.275174188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ielplatz Schützenstraße</text:p>
          </table:table-cell>
          <table:table-cell office:value-type="string" calcext:value-type="string">
            <text:p>Schütze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5498936" calcext:value-type="float">
            <text:p>11.435498936</text:p>
          </table:table-cell>
          <table:table-cell office:value-type="float" office:value="47.27468084" calcext:value-type="float">
            <text:p>47.27468084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741491" calcext:value-type="float">
            <text:p>11.426741491</text:p>
          </table:table-cell>
          <table:table-cell office:value-type="float" office:value="47.2748708300001" calcext:value-type="float">
            <text:p>47.274870830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73048430001" calcext:value-type="float">
            <text:p>11.4273048430001</text:p>
          </table:table-cell>
          <table:table-cell office:value-type="float" office:value="47.2746943980001" calcext:value-type="float">
            <text:p>47.274694398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ielplatz Grüngürtel Reichenau Ost</text:p>
          </table:table-cell>
          <table:table-cell office:value-type="string" calcext:value-type="string">
            <text:p>Roßbach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23628400001" calcext:value-type="float">
            <text:p>11.4223628400001</text:p>
          </table:table-cell>
          <table:table-cell office:value-type="float" office:value="47.274699436" calcext:value-type="float">
            <text:p>47.274699436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28054316" calcext:value-type="float">
            <text:p>11.428054316</text:p>
          </table:table-cell>
          <table:table-cell office:value-type="float" office:value="47.2743626930001" calcext:value-type="float">
            <text:p>47.274362693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ielplatz Kärntner Park</text:p>
          </table:table-cell>
          <table:table-cell office:value-type="string" calcext:value-type="string">
            <text:p>Kärntner 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31901160001" calcext:value-type="float">
            <text:p>11.4131901160001</text:p>
          </table:table-cell>
          <table:table-cell office:value-type="float" office:value="47.2743084190001" calcext:value-type="float">
            <text:p>47.274308419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578451" calcext:value-type="float">
            <text:p>11.42578451</text:p>
          </table:table-cell>
          <table:table-cell office:value-type="float" office:value="47.274143307" calcext:value-type="float">
            <text:p>47.274143307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071730001" calcext:value-type="float">
            <text:p>11.4258071730001</text:p>
          </table:table-cell>
          <table:table-cell office:value-type="float" office:value="47.2737411910001" calcext:value-type="float">
            <text:p>47.27374119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5121022" calcext:value-type="float">
            <text:p>11.425121022</text:p>
          </table:table-cell>
          <table:table-cell office:value-type="float" office:value="47.273612514" calcext:value-type="float">
            <text:p>47.273612514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685280001" calcext:value-type="float">
            <text:p>11.4247685280001</text:p>
          </table:table-cell>
          <table:table-cell office:value-type="float" office:value="47.2736350010001" calcext:value-type="float">
            <text:p>47.273635001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73283" calcext:value-type="float">
            <text:p>11.424773283</text:p>
          </table:table-cell>
          <table:table-cell office:value-type="float" office:value="47.27342392" calcext:value-type="float">
            <text:p>47.27342392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53035" calcext:value-type="float">
            <text:p>11.427253035</text:p>
          </table:table-cell>
          <table:table-cell office:value-type="float" office:value="47.2733333510001" calcext:value-type="float">
            <text:p>47.27333335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284670001" calcext:value-type="float">
            <text:p>11.4270284670001</text:p>
          </table:table-cell>
          <table:table-cell office:value-type="float" office:value="47.273331995" calcext:value-type="float">
            <text:p>47.273331995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03428" calcext:value-type="float">
            <text:p>11.426803428</text:p>
          </table:table-cell>
          <table:table-cell office:value-type="float" office:value="47.273330619" calcext:value-type="float">
            <text:p>47.27333061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78391" calcext:value-type="float">
            <text:p>11.426578391</text:p>
          </table:table-cell>
          <table:table-cell office:value-type="float" office:value="47.2733292440001" calcext:value-type="float">
            <text:p>47.27332924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50374" calcext:value-type="float">
            <text:p>11.426350374</text:p>
          </table:table-cell>
          <table:table-cell office:value-type="float" office:value="47.2733278740001" calcext:value-type="float">
            <text:p>47.27332787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ielplatz Grüngürtel Reichenau West</text:p>
          </table:table-cell>
          <table:table-cell office:value-type="string" calcext:value-type="string">
            <text:p>Gutshof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8923701" calcext:value-type="float">
            <text:p>11.418923701</text:p>
          </table:table-cell>
          <table:table-cell office:value-type="float" office:value="47.273421672" calcext:value-type="float">
            <text:p>47.273421672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3317777" calcext:value-type="float">
            <text:p>11.403317777</text:p>
          </table:table-cell>
          <table:table-cell office:value-type="float" office:value="47.2734314950001" calcext:value-type="float">
            <text:p>47.273431495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5176430001" calcext:value-type="float">
            <text:p>11.4245176430001</text:p>
          </table:table-cell>
          <table:table-cell office:value-type="float" office:value="47.273210621" calcext:value-type="float">
            <text:p>47.27321062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5120888" calcext:value-type="float">
            <text:p>11.425120888</text:p>
          </table:table-cell>
          <table:table-cell office:value-type="float" office:value="47.2732814030001" calcext:value-type="float">
            <text:p>47.273281403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1986" calcext:value-type="float">
            <text:p>11.427481986</text:p>
          </table:table-cell>
          <table:table-cell office:value-type="float" office:value="47.273239473" calcext:value-type="float">
            <text:p>47.27323947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97060001" calcext:value-type="float">
            <text:p>11.4274897060001</text:p>
          </table:table-cell>
          <table:table-cell office:value-type="float" office:value="47.2729718140001" calcext:value-type="float">
            <text:p>47.27297181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648520001" calcext:value-type="float">
            <text:p>11.4272648520001</text:p>
          </table:table-cell>
          <table:table-cell office:value-type="float" office:value="47.2729679510001" calcext:value-type="float">
            <text:p>47.27296795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392" calcext:value-type="float">
            <text:p>11.4270392</text:p>
          </table:table-cell>
          <table:table-cell office:value-type="float" office:value="47.2729639930001" calcext:value-type="float">
            <text:p>47.272963993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141850001" calcext:value-type="float">
            <text:p>11.4268141850001</text:p>
          </table:table-cell>
          <table:table-cell office:value-type="float" office:value="47.272960063" calcext:value-type="float">
            <text:p>47.27296006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89171" calcext:value-type="float">
            <text:p>11.426589171</text:p>
          </table:table-cell>
          <table:table-cell office:value-type="float" office:value="47.272956133" calcext:value-type="float">
            <text:p>47.27295613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646040001" calcext:value-type="float">
            <text:p>11.4263646040001</text:p>
          </table:table-cell>
          <table:table-cell office:value-type="float" office:value="47.272952252" calcext:value-type="float">
            <text:p>47.272952252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871782" calcext:value-type="float">
            <text:p>11.424871782</text:p>
          </table:table-cell>
          <table:table-cell office:value-type="float" office:value="47.2730108420001" calcext:value-type="float">
            <text:p>47.273010842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881621" calcext:value-type="float">
            <text:p>11.403881621</text:p>
          </table:table-cell>
          <table:table-cell office:value-type="float" office:value="47.273149743" calcext:value-type="float">
            <text:p>47.273149743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chießstand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4678052" calcext:value-type="float">
            <text:p>11.424678052</text:p>
          </table:table-cell>
          <table:table-cell office:value-type="float" office:value="47.272747553" calcext:value-type="float">
            <text:p>47.272747553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ußballplatz An-der-Lan-Straße</text:p>
          </table:table-cell>
          <table:table-cell office:value-type="string" calcext:value-type="string">
            <text:p>An-der-Lan-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447612540001" calcext:value-type="float">
            <text:p>11.4447612540001</text:p>
          </table:table-cell>
          <table:table-cell office:value-type="float" office:value="47.27211349" calcext:value-type="float">
            <text:p>47.27211349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ischtennishalle Hegnerschule</text:p>
          </table:table-cell>
          <table:table-cell office:value-type="string" calcext:value-type="string">
            <text:p>Burghard-Breitner-Straße 2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7853520001" calcext:value-type="float">
            <text:p>11.4247853520001</text:p>
          </table:table-cell>
          <table:table-cell office:value-type="float" office:value="47.2725798660001" calcext:value-type="float">
            <text:p>47.272579866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egelbahn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988523" calcext:value-type="float">
            <text:p>11.424988523</text:p>
          </table:table-cell>
          <table:table-cell office:value-type="float" office:value="47.2725866310001" calcext:value-type="float">
            <text:p>47.2725866310001</text:p>
          </table:table-cell>
          <table:table-cell office:value-type="string" calcext:value-type="string">
            <text:p>kegel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5350020001" calcext:value-type="float">
            <text:p>11.4185350020001</text:p>
          </table:table-cell>
          <table:table-cell office:value-type="float" office:value="47.2725490130001" calcext:value-type="float">
            <text:p>47.272549013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1968830001" calcext:value-type="float">
            <text:p>11.4181968830001</text:p>
          </table:table-cell>
          <table:table-cell office:value-type="float" office:value="47.2724271800001" calcext:value-type="float">
            <text:p>47.272427180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pielplatz Grünbacherpromenade</text:p>
          </table:table-cell>
          <table:table-cell office:value-type="string" calcext:value-type="string">
            <text:p>Sepp-Grünbach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78196390001" calcext:value-type="float">
            <text:p>11.4378196390001</text:p>
          </table:table-cell>
          <table:table-cell office:value-type="float" office:value="47.272156625" calcext:value-type="float">
            <text:p>47.272156625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schtennis Verbandsraum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2841790001" calcext:value-type="float">
            <text:p>11.4182841790001</text:p>
          </table:table-cell>
          <table:table-cell office:value-type="float" office:value="47.272219911" calcext:value-type="float">
            <text:p>47.27221991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pielplatz Grüner Boden</text:p>
          </table:table-cell>
          <table:table-cell office:value-type="string" calcext:value-type="string">
            <text:p>oberhalb Sadrachstraße 3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3486643" calcext:value-type="float">
            <text:p>11.363486643</text:p>
          </table:table-cell>
          <table:table-cell office:value-type="float" office:value="47.2725735380001" calcext:value-type="float">
            <text:p>47.272573538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4252190001" calcext:value-type="float">
            <text:p>11.4244252190001</text:p>
          </table:table-cell>
          <table:table-cell office:value-type="float" office:value="47.271876503" calcext:value-type="float">
            <text:p>47.27187650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212902" calcext:value-type="float">
            <text:p>11.424212902</text:p>
          </table:table-cell>
          <table:table-cell office:value-type="float" office:value="47.2718201220001" calcext:value-type="float">
            <text:p>47.27182012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0001700001" calcext:value-type="float">
            <text:p>11.4240001700001</text:p>
          </table:table-cell>
          <table:table-cell office:value-type="float" office:value="47.2717636620001" calcext:value-type="float">
            <text:p>47.27176366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667122" calcext:value-type="float">
            <text:p>11.423667122</text:p>
          </table:table-cell>
          <table:table-cell office:value-type="float" office:value="47.271680147" calcext:value-type="float">
            <text:p>47.271680147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4509790001" calcext:value-type="float">
            <text:p>11.4234509790001</text:p>
          </table:table-cell>
          <table:table-cell office:value-type="float" office:value="47.2716225290001" calcext:value-type="float">
            <text:p>47.271622529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6093310001" calcext:value-type="float">
            <text:p>11.4246093310001</text:p>
          </table:table-cell>
          <table:table-cell office:value-type="float" office:value="47.27155358" calcext:value-type="float">
            <text:p>47.2715535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2349700001" calcext:value-type="float">
            <text:p>11.4232349700001</text:p>
          </table:table-cell>
          <table:table-cell office:value-type="float" office:value="47.2715649020001" calcext:value-type="float">
            <text:p>47.27156490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39791" calcext:value-type="float">
            <text:p>11.42439791</text:p>
          </table:table-cell>
          <table:table-cell office:value-type="float" office:value="47.2714974560001" calcext:value-type="float">
            <text:p>47.271497456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1848570001" calcext:value-type="float">
            <text:p>11.4241848570001</text:p>
          </table:table-cell>
          <table:table-cell office:value-type="float" office:value="47.2714410950001" calcext:value-type="float">
            <text:p>47.271441095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68479" calcext:value-type="float">
            <text:p>11.423868479</text:p>
          </table:table-cell>
          <table:table-cell office:value-type="float" office:value="47.2713459450001" calcext:value-type="float">
            <text:p>47.271345945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652389" calcext:value-type="float">
            <text:p>11.423652389</text:p>
          </table:table-cell>
          <table:table-cell office:value-type="float" office:value="47.2712887420001" calcext:value-type="float">
            <text:p>47.27128874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pielplatz Riedgasse</text:p>
          </table:table-cell>
          <table:table-cell office:value-type="string" calcext:value-type="string">
            <text:p>Ried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8466629" calcext:value-type="float">
            <text:p>11.388466629</text:p>
          </table:table-cell>
          <table:table-cell office:value-type="float" office:value="47.2716710390001" calcext:value-type="float">
            <text:p>47.271671039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790748" calcext:value-type="float">
            <text:p>11.424790748</text:p>
          </table:table-cell>
          <table:table-cell office:value-type="float" office:value="47.271254416" calcext:value-type="float">
            <text:p>47.271254416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4359930001" calcext:value-type="float">
            <text:p>11.4234359930001</text:p>
          </table:table-cell>
          <table:table-cell office:value-type="float" office:value="47.271231578" calcext:value-type="float">
            <text:p>47.27123157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5930230001" calcext:value-type="float">
            <text:p>11.4245930230001</text:p>
          </table:table-cell>
          <table:table-cell office:value-type="float" office:value="47.2711955350001" calcext:value-type="float">
            <text:p>47.271195535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ußballplatz Fennerareal</text:p>
          </table:table-cell>
          <table:table-cell office:value-type="string" calcext:value-type="string">
            <text:p>Kaiserjäger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993143870001" calcext:value-type="float">
            <text:p>11.3993143870001</text:p>
          </table:table-cell>
          <table:table-cell office:value-type="float" office:value="47.271154274" calcext:value-type="float">
            <text:p>47.271154274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370982" calcext:value-type="float">
            <text:p>11.424370982</text:p>
          </table:table-cell>
          <table:table-cell office:value-type="float" office:value="47.271130113" calcext:value-type="float">
            <text:p>47.271130113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orthalle VS St. Nikolaus</text:p>
          </table:table-cell>
          <table:table-cell office:value-type="string" calcext:value-type="string">
            <text:p>Innalle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25927970001" calcext:value-type="float">
            <text:p>11.3925927970001</text:p>
          </table:table-cell>
          <table:table-cell office:value-type="float" office:value="47.2713961740001" calcext:value-type="float">
            <text:p>47.271396174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7751270001" calcext:value-type="float">
            <text:p>11.4237751270001</text:p>
          </table:table-cell>
          <table:table-cell office:value-type="float" office:value="47.271016988" calcext:value-type="float">
            <text:p>47.27101698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orthalle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2232560001" calcext:value-type="float">
            <text:p>11.4432232560001</text:p>
          </table:table-cell>
          <table:table-cell office:value-type="float" office:value="47.2704708190001" calcext:value-type="float">
            <text:p>47.270470819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305590001" calcext:value-type="float">
            <text:p>11.4238305590001</text:p>
          </table:table-cell>
          <table:table-cell office:value-type="float" office:value="47.270905009" calcext:value-type="float">
            <text:p>47.27090500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chießstand Hötting</text:p>
          </table:table-cell>
          <table:table-cell office:value-type="string" calcext:value-type="string">
            <text:p>Schwabeneckweg 7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75426895" calcext:value-type="float">
            <text:p>11.375426895</text:p>
          </table:table-cell>
          <table:table-cell office:value-type="float" office:value="47.271149069" calcext:value-type="float">
            <text:p>47.271149069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urnleistungszentrum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0417030001" calcext:value-type="float">
            <text:p>11.4430417030001</text:p>
          </table:table-cell>
          <table:table-cell office:value-type="float" office:value="47.270171761" calcext:value-type="float">
            <text:p>47.27017176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elplatz TG Kajetan-Sweth-Straße</text:p>
          </table:table-cell>
          <table:table-cell office:value-type="string" calcext:value-type="string">
            <text:p>Kajetan-Sweth-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38413990001" calcext:value-type="float">
            <text:p>11.4438413990001</text:p>
          </table:table-cell>
          <table:table-cell office:value-type="float" office:value="47.269935823" calcext:value-type="float">
            <text:p>47.269935823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pielplatz Kindergarten Hötting</text:p>
          </table:table-cell>
          <table:table-cell office:value-type="string" calcext:value-type="string">
            <text:p>Schneeburggasse 3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13129960001" calcext:value-type="float">
            <text:p>11.3813129960001</text:p>
          </table:table-cell>
          <table:table-cell office:value-type="float" office:value="47.2705957410001" calcext:value-type="float">
            <text:p>47.270595741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pielplatz Waltherpark</text:p>
          </table:table-cell>
          <table:table-cell office:value-type="string" calcext:value-type="string">
            <text:p>In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19432450001" calcext:value-type="float">
            <text:p>11.3919432450001</text:p>
          </table:table-cell>
          <table:table-cell office:value-type="float" office:value="47.2704323090001" calcext:value-type="float">
            <text:p>47.270432309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8500960001" calcext:value-type="float">
            <text:p>11.4178500960001</text:p>
          </table:table-cell>
          <table:table-cell office:value-type="float" office:value="47.269343034" calcext:value-type="float">
            <text:p>47.269343034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orthalle NMS Pembaurstraße</text:p>
          </table:table-cell>
          <table:table-cell office:value-type="string" calcext:value-type="string">
            <text:p>Pembaurstraß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7794990001" calcext:value-type="float">
            <text:p>11.4107794990001</text:p>
          </table:table-cell>
          <table:table-cell office:value-type="float" office:value="47.269435006" calcext:value-type="float">
            <text:p>47.26943500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porthalle NMS Gabelsbergerstraße</text:p>
          </table:table-cell>
          <table:table-cell office:value-type="string" calcext:value-type="string">
            <text:p>Gabelsberge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491462" calcext:value-type="float">
            <text:p>11.410491462</text:p>
          </table:table-cell>
          <table:table-cell office:value-type="float" office:value="47.26938153" calcext:value-type="float">
            <text:p>47.26938153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2083030001" calcext:value-type="float">
            <text:p>11.4172083030001</text:p>
          </table:table-cell>
          <table:table-cell office:value-type="float" office:value="47.2689571820001" calcext:value-type="float">
            <text:p>47.268957182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VO Stockschützenverein Olympisches Dorf</text:p>
          </table:table-cell>
          <table:table-cell office:value-type="string" calcext:value-type="string">
            <text:p>Kugelfangweg 48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393694" calcext:value-type="float">
            <text:p>11.447393694</text:p>
          </table:table-cell>
          <table:table-cell office:value-type="float" office:value="47.2688339900001" calcext:value-type="float">
            <text:p>47.268833990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porthalle VS Dreiheiligen</text:p>
          </table:table-cell>
          <table:table-cell office:value-type="string" calcext:value-type="string">
            <text:p>Jahnstraße 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4280220001" calcext:value-type="float">
            <text:p>11.4034280220001</text:p>
          </table:table-cell>
          <table:table-cell office:value-type="float" office:value="47.2690688710001" calcext:value-type="float">
            <text:p>47.269068871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ielplatz Durigstraße</text:p>
          </table:table-cell>
          <table:table-cell office:value-type="string" calcext:value-type="string">
            <text:p>Durig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603427" calcext:value-type="float">
            <text:p>11.424603427</text:p>
          </table:table-cell>
          <table:table-cell office:value-type="float" office:value="47.2687839000001" calcext:value-type="float">
            <text:p>47.268783900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pielplatz Andechsstraße</text:p>
          </table:table-cell>
          <table:table-cell office:value-type="string" calcext:value-type="string">
            <text:p>Andechs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1998531" calcext:value-type="float">
            <text:p>11.421998531</text:p>
          </table:table-cell>
          <table:table-cell office:value-type="float" office:value="47.268520322" calcext:value-type="float">
            <text:p>47.268520322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chießstand Vereinsheim Reichenau</text:p>
          </table:table-cell>
          <table:table-cell office:value-type="string" calcext:value-type="string">
            <text:p>Valiergasse 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8001846" calcext:value-type="float">
            <text:p>11.428001846</text:p>
          </table:table-cell>
          <table:table-cell office:value-type="float" office:value="47.2680387140001" calcext:value-type="float">
            <text:p>47.2680387140001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porthalle VS Mariahilf</text:p>
          </table:table-cell>
          <table:table-cell office:value-type="string" calcext:value-type="string">
            <text:p>Dr.-Sigismund-Epp-Weg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470400001" calcext:value-type="float">
            <text:p>11.3859470400001</text:p>
          </table:table-cell>
          <table:table-cell office:value-type="float" office:value="47.268300121" calcext:value-type="float">
            <text:p>47.26830012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porthalle VS Pradl-Leitgeb</text:p>
          </table:table-cell>
          <table:table-cell office:value-type="string" calcext:value-type="string">
            <text:p>Pradler Platz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7745537" calcext:value-type="float">
            <text:p>11.407745537</text:p>
          </table:table-cell>
          <table:table-cell office:value-type="float" office:value="47.2675290650001" calcext:value-type="float">
            <text:p>47.26752906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porthalle VS Allerheiligen</text:p>
          </table:table-cell>
          <table:table-cell office:value-type="string" calcext:value-type="string">
            <text:p>Karl-Innerebner-Straße 7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427164" calcext:value-type="float">
            <text:p>11.356427164</text:p>
          </table:table-cell>
          <table:table-cell office:value-type="float" office:value="47.267981402" calcext:value-type="float">
            <text:p>47.267981402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occiaanlage Rapoldipark</text:p>
          </table:table-cell>
          <table:table-cell office:value-type="string" calcext:value-type="string">
            <text:p>Pradler Platz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066023020001" calcext:value-type="float">
            <text:p>11.4066023020001</text:p>
          </table:table-cell>
          <table:table-cell office:value-type="float" office:value="47.2673770490001" calcext:value-type="float">
            <text:p>47.267377049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1784652" calcext:value-type="float">
            <text:p>11.421784652</text:p>
          </table:table-cell>
          <table:table-cell office:value-type="float" office:value="47.2669068860001" calcext:value-type="float">
            <text:p>47.266906886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6653942" calcext:value-type="float">
            <text:p>11.406653942</text:p>
          </table:table-cell>
          <table:table-cell office:value-type="float" office:value="47.267072037" calcext:value-type="float">
            <text:p>47.267072037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1233461" calcext:value-type="float">
            <text:p>11.421233461</text:p>
          </table:table-cell>
          <table:table-cell office:value-type="float" office:value="47.266909974" calcext:value-type="float">
            <text:p>47.266909974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778670001" calcext:value-type="float">
            <text:p>11.4208778670001</text:p>
          </table:table-cell>
          <table:table-cell office:value-type="float" office:value="47.266956174" calcext:value-type="float">
            <text:p>47.266956174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3931872" calcext:value-type="float">
            <text:p>11.343931872</text:p>
          </table:table-cell>
          <table:table-cell office:value-type="float" office:value="47.267478166" calcext:value-type="float">
            <text:p>47.267478166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206905240001" calcext:value-type="float">
            <text:p>11.4206905240001</text:p>
          </table:table-cell>
          <table:table-cell office:value-type="float" office:value="47.2668636510001" calcext:value-type="float">
            <text:p>47.26686365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34353" calcext:value-type="float">
            <text:p>11.420834353</text:p>
          </table:table-cell>
          <table:table-cell office:value-type="float" office:value="47.2668712510001" calcext:value-type="float">
            <text:p>47.26687125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790842" calcext:value-type="float">
            <text:p>11.420790842</text:p>
          </table:table-cell>
          <table:table-cell office:value-type="float" office:value="47.2667863290001" calcext:value-type="float">
            <text:p>47.266786329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soccerplatz</text:p>
          </table:table-cell>
          <table:table-cell office:value-type="string" calcext:value-type="string">
            <text:p>Funsport</text:p>
          </table:table-cell>
          <table:table-cell office:value-type="float" office:value="11.4211369830001" calcext:value-type="float">
            <text:p>11.4211369830001</text:p>
          </table:table-cell>
          <table:table-cell office:value-type="float" office:value="47.266722154" calcext:value-type="float">
            <text:p>47.266722154</text:p>
          </table:table-cell>
          <table:table-cell office:value-type="string" calcext:value-type="string">
            <text:p>beachfussball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egelbahn NMS Hötting West</text:p>
          </table:table-cell>
          <table:table-cell office:value-type="string" calcext:value-type="string">
            <text:p>Viktor-Franz-Hess-Straße 9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44663886" calcext:value-type="float">
            <text:p>11.344663886</text:p>
          </table:table-cell>
          <table:table-cell office:value-type="float" office:value="47.267404137" calcext:value-type="float">
            <text:p>47.267404137</text:p>
          </table:table-cell>
          <table:table-cell office:value-type="string" calcext:value-type="string">
            <text:p>kegel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1791" calcext:value-type="float">
            <text:p>11.421501791</text:p>
          </table:table-cell>
          <table:table-cell office:value-type="float" office:value="47.266389114" calcext:value-type="float">
            <text:p>47.266389114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425032380001" calcext:value-type="float">
            <text:p>11.3425032380001</text:p>
          </table:table-cell>
          <table:table-cell office:value-type="float" office:value="47.266968127" calcext:value-type="float">
            <text:p>47.266968127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20980001" calcext:value-type="float">
            <text:p>11.4215020980001</text:p>
          </table:table-cell>
          <table:table-cell office:value-type="float" office:value="47.266333155" calcext:value-type="float">
            <text:p>47.266333155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porthalle NMS Hötting West</text:p>
          </table:table-cell>
          <table:table-cell office:value-type="string" calcext:value-type="string">
            <text:p>Viktor-Franz-Hess-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447884940001" calcext:value-type="float">
            <text:p>11.3447884940001</text:p>
          </table:table-cell>
          <table:table-cell office:value-type="float" office:value="47.2668866440001" calcext:value-type="float">
            <text:p>47.266886644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islaufplatz Sparkassenplatz</text:p>
          </table:table-cell>
          <table:table-cell office:value-type="string" calcext:value-type="string">
            <text:p>Sparkassenplatz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3948223950001" calcext:value-type="float">
            <text:p>11.3948223950001</text:p>
          </table:table-cell>
          <table:table-cell office:value-type="float" office:value="47.2660163680001" calcext:value-type="float">
            <text:p>47.266016368000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5561275" calcext:value-type="float">
            <text:p>11.405561275</text:p>
          </table:table-cell>
          <table:table-cell office:value-type="float" office:value="47.265428028" calcext:value-type="float">
            <text:p>47.265428028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2925890001" calcext:value-type="float">
            <text:p>11.4052925890001</text:p>
          </table:table-cell>
          <table:table-cell office:value-type="float" office:value="47.265167198" calcext:value-type="float">
            <text:p>47.265167198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allenbad Höttinger Au</text:p>
          </table:table-cell>
          <table:table-cell office:value-type="string" calcext:value-type="string">
            <text:p>Fürstenweg 12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80685167" calcext:value-type="float">
            <text:p>11.380685167</text:p>
          </table:table-cell>
          <table:table-cell office:value-type="float" office:value="47.2652095720001" calcext:value-type="float">
            <text:p>47.265209572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4261270001" calcext:value-type="float">
            <text:p>11.4054261270001</text:p>
          </table:table-cell>
          <table:table-cell office:value-type="float" office:value="47.264926148" calcext:value-type="float">
            <text:p>47.264926148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24415030001" calcext:value-type="float">
            <text:p>11.3824415030001</text:p>
          </table:table-cell>
          <table:table-cell office:value-type="float" office:value="47.264847511" calcext:value-type="float">
            <text:p>47.26484751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pielplatz Kranewitterpark</text:p>
          </table:table-cell>
          <table:table-cell office:value-type="string" calcext:value-type="string">
            <text:p>Kranewitter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0079635" calcext:value-type="float">
            <text:p>11.420079635</text:p>
          </table:table-cell>
          <table:table-cell office:value-type="float" office:value="47.264582149" calcext:value-type="float">
            <text:p>47.264582149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602365" calcext:value-type="float">
            <text:p>11.381602365</text:p>
          </table:table-cell>
          <table:table-cell office:value-type="float" office:value="47.2648358180001" calcext:value-type="float">
            <text:p>47.264835818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eetballplatz Prandtauerufer</text:p>
          </table:table-cell>
          <table:table-cell office:value-type="string" calcext:value-type="string">
            <text:p>Prandtauerufer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2741222" calcext:value-type="float">
            <text:p>11.382741222</text:p>
          </table:table-cell>
          <table:table-cell office:value-type="float" office:value="47.264651316" calcext:value-type="float">
            <text:p>47.264651316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pielplatz Ursulinenpark</text:p>
          </table:table-cell>
          <table:table-cell office:value-type="string" calcext:value-type="string">
            <text:p>Ursulin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6548428" calcext:value-type="float">
            <text:p>11.36548428</text:p>
          </table:table-cell>
          <table:table-cell office:value-type="float" office:value="47.263504805" calcext:value-type="float">
            <text:p>47.263504805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0413890001" calcext:value-type="float">
            <text:p>11.3690413890001</text:p>
          </table:table-cell>
          <table:table-cell office:value-type="float" office:value="47.2621938990001" calcext:value-type="float">
            <text:p>47.262193899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itness- und Karatecenter Haslwanter</text:p>
          </table:table-cell>
          <table:table-cell office:value-type="string" calcext:value-type="string">
            <text:p>Reimmichlgasse 9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68083449" calcext:value-type="float">
            <text:p>11.368083449</text:p>
          </table:table-cell>
          <table:table-cell office:value-type="float" office:value="47.262523936" calcext:value-type="float">
            <text:p>47.262523936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ennisplatz Kranebitter Allee</text:p>
          </table:table-cell>
          <table:table-cell office:value-type="string" calcext:value-type="string">
            <text:p>Kranebitter Alle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492782870001" calcext:value-type="float">
            <text:p>11.3492782870001</text:p>
          </table:table-cell>
          <table:table-cell office:value-type="float" office:value="47.262638194" calcext:value-type="float">
            <text:p>47.26263819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nnsbrucker Taekwon-do-Center</text:p>
          </table:table-cell>
          <table:table-cell office:value-type="string" calcext:value-type="string">
            <text:p>Andreas-Hofer-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552405" calcext:value-type="float">
            <text:p>11.391552405</text:p>
          </table:table-cell>
          <table:table-cell office:value-type="float" office:value="47.261748653" calcext:value-type="float">
            <text:p>47.261748653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eetballplatz Arthur-Haidl-Promenade</text:p>
          </table:table-cell>
          <table:table-cell office:value-type="string" calcext:value-type="string">
            <text:p>Fischnaler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00333880001" calcext:value-type="float">
            <text:p>11.3800333880001</text:p>
          </table:table-cell>
          <table:table-cell office:value-type="float" office:value="47.261621726" calcext:value-type="float">
            <text:p>47.261621726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porthalle NMS Müllerstraße</text:p>
          </table:table-cell>
          <table:table-cell office:value-type="string" calcext:value-type="string">
            <text:p>Müller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0118860001" calcext:value-type="float">
            <text:p>11.3880118860001</text:p>
          </table:table-cell>
          <table:table-cell office:value-type="float" office:value="47.2614990760001" calcext:value-type="float">
            <text:p>47.261499076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6920389" calcext:value-type="float">
            <text:p>11.406920389</text:p>
          </table:table-cell>
          <table:table-cell office:value-type="float" office:value="47.2609538500001" calcext:value-type="float">
            <text:p>47.260953850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porthalle NMS Dr.-Fritz-Prior</text:p>
          </table:table-cell>
          <table:table-cell office:value-type="string" calcext:value-type="string">
            <text:p>Leopoldstraße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7834700001" calcext:value-type="float">
            <text:p>11.3967834700001</text:p>
          </table:table-cell>
          <table:table-cell office:value-type="float" office:value="47.2610208020001" calcext:value-type="float">
            <text:p>47.261020802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3285340001" calcext:value-type="float">
            <text:p>11.4083285340001</text:p>
          </table:table-cell>
          <table:table-cell office:value-type="float" office:value="47.2605904870001" calcext:value-type="float">
            <text:p>47.260590487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70738340001" calcext:value-type="float">
            <text:p>11.4070738340001</text:p>
          </table:table-cell>
          <table:table-cell office:value-type="float" office:value="47.26057616" calcext:value-type="float">
            <text:p>47.26057616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6823710001" calcext:value-type="float">
            <text:p>11.4086823710001</text:p>
          </table:table-cell>
          <table:table-cell office:value-type="float" office:value="47.260261707" calcext:value-type="float">
            <text:p>47.260261707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porthalle VS Angergasse</text:p>
          </table:table-cell>
          <table:table-cell office:value-type="string" calcext:value-type="string">
            <text:p>Angergass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550121" calcext:value-type="float">
            <text:p>11.369550121</text:p>
          </table:table-cell>
          <table:table-cell office:value-type="float" office:value="47.260483976" calcext:value-type="float">
            <text:p>47.26048397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pielplatz Angergasse</text:p>
          </table:table-cell>
          <table:table-cell office:value-type="string" calcext:value-type="string">
            <text:p>Ang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96011" calcext:value-type="float">
            <text:p>11.36996011</text:p>
          </table:table-cell>
          <table:table-cell office:value-type="float" office:value="47.259942611" calcext:value-type="float">
            <text:p>47.25994261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isschützenclub Tivoli</text:p>
          </table:table-cell>
          <table:table-cell office:value-type="string" calcext:value-type="string">
            <text:p>Bleichenweg 54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34690689" calcext:value-type="float">
            <text:p>11.434690689</text:p>
          </table:table-cell>
          <table:table-cell office:value-type="float" office:value="47.2593948420001" calcext:value-type="float">
            <text:p>47.259394842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5248920001" calcext:value-type="float">
            <text:p>11.4085248920001</text:p>
          </table:table-cell>
          <table:table-cell office:value-type="float" office:value="47.2595331570001" calcext:value-type="float">
            <text:p>47.259533157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porthalle VS Amras</text:p>
          </table:table-cell>
          <table:table-cell office:value-type="string" calcext:value-type="string">
            <text:p>Kirchsteig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8709364" calcext:value-type="float">
            <text:p>11.428709364</text:p>
          </table:table-cell>
          <table:table-cell office:value-type="float" office:value="47.2584951650001" calcext:value-type="float">
            <text:p>47.25849516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occia-/Stockschießanlage Wilten West / Besele II</text:p>
          </table:table-cell>
          <table:table-cell office:value-type="string" calcext:value-type="string">
            <text:p>Innerkoflerstraße 11c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3561950001" calcext:value-type="float">
            <text:p>11.3843561950001</text:p>
          </table:table-cell>
          <table:table-cell office:value-type="float" office:value="47.258638558" calcext:value-type="float">
            <text:p>47.258638558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160604" calcext:value-type="float">
            <text:p>11.377160604</text:p>
          </table:table-cell>
          <table:table-cell office:value-type="float" office:value="47.2585589450001" calcext:value-type="float">
            <text:p>47.258558945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occia-/Stockschießanlage Wilten West / Besele I</text:p>
          </table:table-cell>
          <table:table-cell office:value-type="string" calcext:value-type="string">
            <text:p>Innerkoflerstraße 11b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1370430001" calcext:value-type="float">
            <text:p>11.3841370430001</text:p>
          </table:table-cell>
          <table:table-cell office:value-type="float" office:value="47.2585776110001" calcext:value-type="float">
            <text:p>47.258577611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67336930001" calcext:value-type="float">
            <text:p>11.3767336930001</text:p>
          </table:table-cell>
          <table:table-cell office:value-type="float" office:value="47.258592127" calcext:value-type="float">
            <text:p>47.258592127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96655" calcext:value-type="float">
            <text:p>11.360396655</text:p>
          </table:table-cell>
          <table:table-cell office:value-type="float" office:value="47.2587770900001" calcext:value-type="float">
            <text:p>47.258777090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882021" calcext:value-type="float">
            <text:p>11.357882021</text:p>
          </table:table-cell>
          <table:table-cell office:value-type="float" office:value="47.258637853" calcext:value-type="float">
            <text:p>47.25863785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lympiahalle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095511630001" calcext:value-type="float">
            <text:p>11.4095511630001</text:p>
          </table:table-cell>
          <table:table-cell office:value-type="float" office:value="47.2578544340001" calcext:value-type="float">
            <text:p>47.2578544340001</text:p>
          </table:table-cell>
          <table:table-cell office:value-type="string" calcext:value-type="string">
            <text:p>eishocke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728090001" calcext:value-type="float">
            <text:p>11.3576728090001</text:p>
          </table:table-cell>
          <table:table-cell office:value-type="float" office:value="47.2585822820001" calcext:value-type="float">
            <text:p>47.25858228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iroler Wasserkraft Arena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106045620001" calcext:value-type="float">
            <text:p>11.4106045620001</text:p>
          </table:table-cell>
          <table:table-cell office:value-type="float" office:value="47.257967711" calcext:value-type="float">
            <text:p>47.257967711</text:p>
          </table:table-cell>
          <table:table-cell office:value-type="string" calcext:value-type="string">
            <text:p>eishockey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543648" calcext:value-type="float">
            <text:p>11.360543648</text:p>
          </table:table-cell>
          <table:table-cell office:value-type="float" office:value="47.2585225170001" calcext:value-type="float">
            <text:p>47.258522517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64051" calcext:value-type="float">
            <text:p>11.357464051</text:p>
          </table:table-cell>
          <table:table-cell office:value-type="float" office:value="47.258527289" calcext:value-type="float">
            <text:p>47.25852728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067500001" calcext:value-type="float">
            <text:p>11.3603067500001</text:p>
          </table:table-cell>
          <table:table-cell office:value-type="float" office:value="47.258508008" calcext:value-type="float">
            <text:p>47.25850800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pielplatz Pechepark</text:p>
          </table:table-cell>
          <table:table-cell office:value-type="string" calcext:value-type="string">
            <text:p>Peche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8994251" calcext:value-type="float">
            <text:p>11.398994251</text:p>
          </table:table-cell>
          <table:table-cell office:value-type="float" office:value="47.2582216280001" calcext:value-type="float">
            <text:p>47.258221628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964501" calcext:value-type="float">
            <text:p>11.359964501</text:p>
          </table:table-cell>
          <table:table-cell office:value-type="float" office:value="47.2584870800001" calcext:value-type="float">
            <text:p>47.258487080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ußballplatz Wilten West / Besele</text:p>
          </table:table-cell>
          <table:table-cell office:value-type="string" calcext:value-type="string">
            <text:p>Innerkoflerstraße 11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83945093" calcext:value-type="float">
            <text:p>11.383945093</text:p>
          </table:table-cell>
          <table:table-cell office:value-type="float" office:value="47.2580116190001" calcext:value-type="float">
            <text:p>47.258011619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27461" calcext:value-type="float">
            <text:p>11.359727461</text:p>
          </table:table-cell>
          <table:table-cell office:value-type="float" office:value="47.2584726910001" calcext:value-type="float">
            <text:p>47.25847269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2560710001" calcext:value-type="float">
            <text:p>11.3572560710001</text:p>
          </table:table-cell>
          <table:table-cell office:value-type="float" office:value="47.2584718680001" calcext:value-type="float">
            <text:p>47.258471868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36755" calcext:value-type="float">
            <text:p>11.359436755</text:p>
          </table:table-cell>
          <table:table-cell office:value-type="float" office:value="47.258365064" calcext:value-type="float">
            <text:p>47.25836506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5827205" calcext:value-type="float">
            <text:p>11.355827205</text:p>
          </table:table-cell>
          <table:table-cell office:value-type="float" office:value="47.2582281030001" calcext:value-type="float">
            <text:p>47.258228103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3561609010001" calcext:value-type="float">
            <text:p>11.3561609010001</text:p>
          </table:table-cell>
          <table:table-cell office:value-type="float" office:value="47.2582825740001" calcext:value-type="float">
            <text:p>47.2582825740001</text:p>
          </table:table-cell>
          <table:table-cell office:value-type="string" calcext:value-type="string">
            <text:p>squash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410470001" calcext:value-type="float">
            <text:p>11.3576410470001</text:p>
          </table:table-cell>
          <table:table-cell office:value-type="float" office:value="47.2582191710001" calcext:value-type="float">
            <text:p>47.25821917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3202" calcext:value-type="float">
            <text:p>11.35743202</text:p>
          </table:table-cell>
          <table:table-cell office:value-type="float" office:value="47.2581643290001" calcext:value-type="float">
            <text:p>47.258164329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2921240001" calcext:value-type="float">
            <text:p>11.3602921240001</text:p>
          </table:table-cell>
          <table:table-cell office:value-type="float" office:value="47.258064575" calcext:value-type="float">
            <text:p>47.258064575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855470001" calcext:value-type="float">
            <text:p>11.3597855470001</text:p>
          </table:table-cell>
          <table:table-cell office:value-type="float" office:value="47.258033792" calcext:value-type="float">
            <text:p>47.258033792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827900001" calcext:value-type="float">
            <text:p>11.3594827900001</text:p>
          </table:table-cell>
          <table:table-cell office:value-type="float" office:value="47.258015146" calcext:value-type="float">
            <text:p>47.258015146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11184728" calcext:value-type="float">
            <text:p>11.411184728</text:p>
          </table:table-cell>
          <table:table-cell office:value-type="float" office:value="47.2575068360001" calcext:value-type="float">
            <text:p>47.257506836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61685080001" calcext:value-type="float">
            <text:p>11.3561685080001</text:p>
          </table:table-cell>
          <table:table-cell office:value-type="float" office:value="47.257912268" calcext:value-type="float">
            <text:p>47.25791226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8976942" calcext:value-type="float">
            <text:p>11.408976942</text:p>
          </table:table-cell>
          <table:table-cell office:value-type="float" office:value="47.2571931350001" calcext:value-type="float">
            <text:p>47.257193135000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98641620001" calcext:value-type="float">
            <text:p>11.4098641620001</text:p>
          </table:table-cell>
          <table:table-cell office:value-type="float" office:value="47.2570901390001" calcext:value-type="float">
            <text:p>47.257090139000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4365970001" calcext:value-type="float">
            <text:p>11.3594365970001</text:p>
          </table:table-cell>
          <table:table-cell office:value-type="float" office:value="47.25752228" calcext:value-type="float">
            <text:p>47.25752228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83148110001" calcext:value-type="float">
            <text:p>11.3583148110001</text:p>
          </table:table-cell>
          <table:table-cell office:value-type="float" office:value="47.256967989" calcext:value-type="float">
            <text:p>47.256967989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89804980001" calcext:value-type="float">
            <text:p>11.3589804980001</text:p>
          </table:table-cell>
          <table:table-cell office:value-type="float" office:value="47.256950546" calcext:value-type="float">
            <text:p>47.256950546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pielplatz Mitterweg Ost</text:p>
          </table:table-cell>
          <table:table-cell office:value-type="string" calcext:value-type="string">
            <text:p>Mitter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08310650001" calcext:value-type="float">
            <text:p>11.3708310650001</text:p>
          </table:table-cell>
          <table:table-cell office:value-type="float" office:value="47.257117527" calcext:value-type="float">
            <text:p>47.257117527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557104330001" calcext:value-type="float">
            <text:p>11.3557104330001</text:p>
          </table:table-cell>
          <table:table-cell office:value-type="float" office:value="47.2571850800001" calcext:value-type="float">
            <text:p>47.257185080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7504208" calcext:value-type="float">
            <text:p>11.357504208</text:p>
          </table:table-cell>
          <table:table-cell office:value-type="float" office:value="47.2566587920001" calcext:value-type="float">
            <text:p>47.256658792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760529" calcext:value-type="float">
            <text:p>11.359760529</text:p>
          </table:table-cell>
          <table:table-cell office:value-type="float" office:value="47.2567811110001" calcext:value-type="float">
            <text:p>47.256781111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ivoli Stadion</text:p>
          </table:table-cell>
          <table:table-cell office:value-type="string" calcext:value-type="string">
            <text:p>Stadionstraße 1-1b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1176696" calcext:value-type="float">
            <text:p>11.411176696</text:p>
          </table:table-cell>
          <table:table-cell office:value-type="float" office:value="47.256008552" calcext:value-type="float">
            <text:p>47.256008552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54911966" calcext:value-type="float">
            <text:p>11.354911966</text:p>
          </table:table-cell>
          <table:table-cell office:value-type="float" office:value="47.256959119" calcext:value-type="float">
            <text:p>47.256959119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4367091" calcext:value-type="float">
            <text:p>11.354367091</text:p>
          </table:table-cell>
          <table:table-cell office:value-type="float" office:value="47.256621195" calcext:value-type="float">
            <text:p>47.256621195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letterzentrum Tivoli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412083045" calcext:value-type="float">
            <text:p>11.412083045</text:p>
          </table:table-cell>
          <table:table-cell office:value-type="float" office:value="47.256349593" calcext:value-type="float">
            <text:p>47.256349593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585593" calcext:value-type="float">
            <text:p>11.356585593</text:p>
          </table:table-cell>
          <table:table-cell office:value-type="float" office:value="47.25692336" calcext:value-type="float">
            <text:p>47.2569233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666200001" calcext:value-type="float">
            <text:p>11.3566666200001</text:p>
          </table:table-cell>
          <table:table-cell office:value-type="float" office:value="47.256829505" calcext:value-type="float">
            <text:p>47.256829505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830240001" calcext:value-type="float">
            <text:p>11.3566830240001</text:p>
          </table:table-cell>
          <table:table-cell office:value-type="float" office:value="47.256707476" calcext:value-type="float">
            <text:p>47.25670747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233981" calcext:value-type="float">
            <text:p>11.355233981</text:p>
          </table:table-cell>
          <table:table-cell office:value-type="float" office:value="47.2565678240001" calcext:value-type="float">
            <text:p>47.256567824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ivoli Fußballplatz W2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9820536" calcext:value-type="float">
            <text:p>11.409820536</text:p>
          </table:table-cell>
          <table:table-cell office:value-type="float" office:value="47.255827261" calcext:value-type="float">
            <text:p>47.25582726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256493" calcext:value-type="float">
            <text:p>11.356256493</text:p>
          </table:table-cell>
          <table:table-cell office:value-type="float" office:value="47.2566260350001" calcext:value-type="float">
            <text:p>47.25662603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57738980001" calcext:value-type="float">
            <text:p>11.3557738980001</text:p>
          </table:table-cell>
          <table:table-cell office:value-type="float" office:value="47.2566738620001" calcext:value-type="float">
            <text:p>47.256673862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5691340001" calcext:value-type="float">
            <text:p>11.4035691340001</text:p>
          </table:table-cell>
          <table:table-cell office:value-type="float" office:value="47.2560023880001" calcext:value-type="float">
            <text:p>47.256002388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5827678" calcext:value-type="float">
            <text:p>11.355827678</text:p>
          </table:table-cell>
          <table:table-cell office:value-type="float" office:value="47.25652252" calcext:value-type="float">
            <text:p>47.25652252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25174" calcext:value-type="float">
            <text:p>11.356625174</text:p>
          </table:table-cell>
          <table:table-cell office:value-type="float" office:value="47.256272579" calcext:value-type="float">
            <text:p>47.256272579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2479709" calcext:value-type="float">
            <text:p>11.352479709</text:p>
          </table:table-cell>
          <table:table-cell office:value-type="float" office:value="47.2562451320001" calcext:value-type="float">
            <text:p>47.256245132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1961628" calcext:value-type="float">
            <text:p>11.351961628</text:p>
          </table:table-cell>
          <table:table-cell office:value-type="float" office:value="47.2563283910001" calcext:value-type="float">
            <text:p>47.256328391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9880880001" calcext:value-type="float">
            <text:p>11.3559880880001</text:p>
          </table:table-cell>
          <table:table-cell office:value-type="float" office:value="47.256175818" calcext:value-type="float">
            <text:p>47.256175818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3985350001" calcext:value-type="float">
            <text:p>11.3553985350001</text:p>
          </table:table-cell>
          <table:table-cell office:value-type="float" office:value="47.2561440650001" calcext:value-type="float">
            <text:p>47.256144065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44559" calcext:value-type="float">
            <text:p>11.35144559</text:p>
          </table:table-cell>
          <table:table-cell office:value-type="float" office:value="47.2562476700001" calcext:value-type="float">
            <text:p>47.256247670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66197" calcext:value-type="float">
            <text:p>11.40366197</text:p>
          </table:table-cell>
          <table:table-cell office:value-type="float" office:value="47.2556711820001" calcext:value-type="float">
            <text:p>47.25567118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2860340001" calcext:value-type="float">
            <text:p>11.3512860340001</text:p>
          </table:table-cell>
          <table:table-cell office:value-type="float" office:value="47.2562310020001" calcext:value-type="float">
            <text:p>47.256231002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itnessparkour Amras</text:p>
          </table:table-cell>
          <table:table-cell office:value-type="string" calcext:value-type="string">
            <text:p>Tummelplatz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27065414" calcext:value-type="float">
            <text:p>11.427065414</text:p>
          </table:table-cell>
          <table:table-cell office:value-type="float" office:value="47.254496567" calcext:value-type="float">
            <text:p>47.254496567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126403" calcext:value-type="float">
            <text:p>11.351126403</text:p>
          </table:table-cell>
          <table:table-cell office:value-type="float" office:value="47.256214324" calcext:value-type="float">
            <text:p>47.256214324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18872650001" calcext:value-type="float">
            <text:p>11.3518872650001</text:p>
          </table:table-cell>
          <table:table-cell office:value-type="float" office:value="47.2561131890001" calcext:value-type="float">
            <text:p>47.256113189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17687140001" calcext:value-type="float">
            <text:p>11.3517687140001</text:p>
          </table:table-cell>
          <table:table-cell office:value-type="float" office:value="47.2560202340001" calcext:value-type="float">
            <text:p>47.256020234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7031606" calcext:value-type="float">
            <text:p>11.357031606</text:p>
          </table:table-cell>
          <table:table-cell office:value-type="float" office:value="47.2559399570001" calcext:value-type="float">
            <text:p>47.255939957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0614" calcext:value-type="float">
            <text:p>11.35650614</text:p>
          </table:table-cell>
          <table:table-cell office:value-type="float" office:value="47.2559080830001" calcext:value-type="float">
            <text:p>47.255908083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58985610001" calcext:value-type="float">
            <text:p>11.3558985610001</text:p>
          </table:table-cell>
          <table:table-cell office:value-type="float" office:value="47.255797246" calcext:value-type="float">
            <text:p>47.255797246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ivoli Beachvolleyballplatz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100244800001" calcext:value-type="float">
            <text:p>11.4100244800001</text:p>
          </table:table-cell>
          <table:table-cell office:value-type="float" office:value="47.2552091220001" calcext:value-type="float">
            <text:p>47.255209122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955113" calcext:value-type="float">
            <text:p>11.356955113</text:p>
          </table:table-cell>
          <table:table-cell office:value-type="float" office:value="47.255749726" calcext:value-type="float">
            <text:p>47.255749726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632346" calcext:value-type="float">
            <text:p>11.356632346</text:p>
          </table:table-cell>
          <table:table-cell office:value-type="float" office:value="47.2557299700001" calcext:value-type="float">
            <text:p>47.255729970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portplatz Stift Wilten</text:p>
          </table:table-cell>
          <table:table-cell office:value-type="string" calcext:value-type="string">
            <text:p>Klost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230466" calcext:value-type="float">
            <text:p>11.400230466</text:p>
          </table:table-cell>
          <table:table-cell office:value-type="float" office:value="47.2540783410001" calcext:value-type="float">
            <text:p>47.254078341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960008290001" calcext:value-type="float">
            <text:p>11.3960008290001</text:p>
          </table:table-cell>
          <table:table-cell office:value-type="float" office:value="47.252722271" calcext:value-type="float">
            <text:p>47.25272227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6818950001" calcext:value-type="float">
            <text:p>11.3956818950001</text:p>
          </table:table-cell>
          <table:table-cell office:value-type="float" office:value="47.252728791" calcext:value-type="float">
            <text:p>47.25272879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462111" calcext:value-type="float">
            <text:p>11.395462111</text:p>
          </table:table-cell>
          <table:table-cell office:value-type="float" office:value="47.2524247790001" calcext:value-type="float">
            <text:p>47.252424779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5481733" calcext:value-type="float">
            <text:p>11.355481733</text:p>
          </table:table-cell>
          <table:table-cell office:value-type="float" office:value="47.2524776610001" calcext:value-type="float">
            <text:p>47.25247766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87484" calcext:value-type="float">
            <text:p>11.356587484</text:p>
          </table:table-cell>
          <table:table-cell office:value-type="float" office:value="47.2525056090001" calcext:value-type="float">
            <text:p>47.252505609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porthalle VS Sieglanger</text:p>
          </table:table-cell>
          <table:table-cell office:value-type="string" calcext:value-type="string">
            <text:p>Weingartnerstraße 2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6491264" calcext:value-type="float">
            <text:p>11.366491264</text:p>
          </table:table-cell>
          <table:table-cell office:value-type="float" office:value="47.2523301430001" calcext:value-type="float">
            <text:p>47.252330143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prungschanze Bergisel</text:p>
          </table:table-cell>
          <table:table-cell office:value-type="string" calcext:value-type="string">
            <text:p>Bergisel</text:p>
          </table:table-cell>
          <table:table-cell office:value-type="string" calcext:value-type="string">
            <text:p>Sprungschanze</text:p>
          </table:table-cell>
          <table:table-cell office:value-type="string" calcext:value-type="string">
            <text:p>Wintersport</text:p>
          </table:table-cell>
          <table:table-cell office:value-type="float" office:value="11.3995447400001" calcext:value-type="float">
            <text:p>11.3995447400001</text:p>
          </table:table-cell>
          <table:table-cell office:value-type="float" office:value="47.2486489830001" calcext:value-type="float">
            <text:p>47.2486489830001</text:p>
          </table:table-cell>
          <table:table-cell office:value-type="string" calcext:value-type="string">
            <text:p>skisprun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921102" calcext:value-type="float">
            <text:p>11.355921102</text:p>
          </table:table-cell>
          <table:table-cell office:value-type="float" office:value="47.2488176150001" calcext:value-type="float">
            <text:p>47.248817615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455948" calcext:value-type="float">
            <text:p>11.355455948</text:p>
          </table:table-cell>
          <table:table-cell office:value-type="float" office:value="47.2487268940001" calcext:value-type="float">
            <text:p>47.24872689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pielplatz Grillhof</text:p>
          </table:table-cell>
          <table:table-cell office:value-type="string" calcext:value-type="string">
            <text:p>Grillhofweg 10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306949" calcext:value-type="float">
            <text:p>11.407306949</text:p>
          </table:table-cell>
          <table:table-cell office:value-type="float" office:value="47.2406017280001" calcext:value-type="float">
            <text:p>47.240601728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porthalle VS Igls-Vill</text:p>
          </table:table-cell>
          <table:table-cell office:value-type="string" calcext:value-type="string">
            <text:p>Habicht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6886495" calcext:value-type="float">
            <text:p>11.406886495</text:p>
          </table:table-cell>
          <table:table-cell office:value-type="float" office:value="47.2321711980001" calcext:value-type="float">
            <text:p>47.232171198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chießstand Igls</text:p>
          </table:table-cell>
          <table:table-cell office:value-type="string" calcext:value-type="string">
            <text:p>Igler Straße 5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06429525" calcext:value-type="float">
            <text:p>11.406429525</text:p>
          </table:table-cell>
          <table:table-cell office:value-type="float" office:value="47.230028599" calcext:value-type="float">
            <text:p>47.230028599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33924810001" calcext:value-type="float">
            <text:p>11.4133924810001</text:p>
          </table:table-cell>
          <table:table-cell office:value-type="float" office:value="47.228932222" calcext:value-type="float">
            <text:p>47.228932222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islaufplatz / Beachvolleyballplatz Igls</text:p>
          </table:table-cell>
          <table:table-cell office:value-type="string" calcext:value-type="string">
            <text:p>nahe Bilgeristraße 24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4138839840001" calcext:value-type="float">
            <text:p>11.4138839840001</text:p>
          </table:table-cell>
          <table:table-cell office:value-type="float" office:value="47.2291201100001" calcext:value-type="float">
            <text:p>47.229120110000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8588717" calcext:value-type="float">
            <text:p>11.418588717</text:p>
          </table:table-cell>
          <table:table-cell office:value-type="float" office:value="47.227242302" calcext:value-type="float">
            <text:p>47.227242302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anlage</text:p>
          </table:table-cell>
          <table:table-cell office:value-type="string" calcext:value-type="string">
            <text:p>Sonstiges</text:p>
          </table:table-cell>
          <table:table-cell office:value-type="float" office:value="11.426643766" calcext:value-type="float">
            <text:p>11.426643766</text:p>
          </table:table-cell>
          <table:table-cell office:value-type="float" office:value="47.2274855580001" calcext:value-type="float">
            <text:p>47.2274855580001</text:p>
          </table:table-cell>
          <table:table-cell office:value-type="string" calcext:value-type="string">
            <text:p>reiten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3692780001" calcext:value-type="float">
            <text:p>11.4103692780001</text:p>
          </table:table-cell>
          <table:table-cell office:value-type="float" office:value="47.226857425" calcext:value-type="float">
            <text:p>47.226857425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5376630001" calcext:value-type="float">
            <text:p>11.4105376630001</text:p>
          </table:table-cell>
          <table:table-cell office:value-type="float" office:value="47.2267629990001" calcext:value-type="float">
            <text:p>47.226762999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055850001" calcext:value-type="float">
            <text:p>11.4107055850001</text:p>
          </table:table-cell>
          <table:table-cell office:value-type="float" office:value="47.226668198" calcext:value-type="float">
            <text:p>47.22666819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8805106" calcext:value-type="float">
            <text:p>11.428805106</text:p>
          </table:table-cell>
          <table:table-cell office:value-type="float" office:value="47.226432899" calcext:value-type="float">
            <text:p>47.226432899</text:p>
          </table:table-cell>
          <table:table-cell office:value-type="string" calcext:value-type="string">
            <text:p>reiten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1386900001" calcext:value-type="float">
            <text:p>11.4101386900001</text:p>
          </table:table-cell>
          <table:table-cell office:value-type="float" office:value="47.2265862880001" calcext:value-type="float">
            <text:p>47.226586288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9636240001" calcext:value-type="float">
            <text:p>11.4099636240001</text:p>
          </table:table-cell>
          <table:table-cell office:value-type="float" office:value="47.226443653" calcext:value-type="float">
            <text:p>47.22644365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821847" calcext:value-type="float">
            <text:p>11.409821847</text:p>
          </table:table-cell>
          <table:table-cell office:value-type="float" office:value="47.226325209" calcext:value-type="float">
            <text:p>47.22632520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10377327" calcext:value-type="float">
            <text:p>11.410377327</text:p>
          </table:table-cell>
          <table:table-cell office:value-type="float" office:value="47.2259162550001" calcext:value-type="float">
            <text:p>47.225916255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107727960001" calcext:value-type="float">
            <text:p>11.4107727960001</text:p>
          </table:table-cell>
          <table:table-cell office:value-type="float" office:value="47.2260015690001" calcext:value-type="float">
            <text:p>47.2260015690001</text:p>
          </table:table-cell>
          <table:table-cell office:value-type="string" calcext:value-type="string">
            <text:p>squash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ußballplatz Igls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09044780001" calcext:value-type="float">
            <text:p>11.4209044780001</text:p>
          </table:table-cell>
          <table:table-cell office:value-type="float" office:value="47.2253963810001" calcext:value-type="float">
            <text:p>47.22539638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0134190001" calcext:value-type="float">
            <text:p>11.4100134190001</text:p>
          </table:table-cell>
          <table:table-cell office:value-type="float" office:value="47.225772147" calcext:value-type="float">
            <text:p>47.225772147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23451893" calcext:value-type="float">
            <text:p>11.423451893</text:p>
          </table:table-cell>
          <table:table-cell office:value-type="float" office:value="47.2237866410001" calcext:value-type="float">
            <text:p>47.2237866410001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Olympia Bob- und Rodelbahn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Bobbahn</text:p>
          </table:table-cell>
          <table:table-cell office:value-type="string" calcext:value-type="string">
            <text:p>Wintersport</text:p>
          </table:table-cell>
          <table:table-cell office:value-type="float" office:value="11.434736507" calcext:value-type="float">
            <text:p>11.434736507</text:p>
          </table:table-cell>
          <table:table-cell office:value-type="float" office:value="47.221038838" calcext:value-type="float">
            <text:p>47.221038838</text:p>
          </table:table-cell>
          <table:table-cell office:value-type="string" calcext:value-type="string">
            <text:p>bob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33263912" calcext:value-type="float">
            <text:p>11.433263912</text:p>
          </table:table-cell>
          <table:table-cell office:value-type="float" office:value="47.212455332" calcext:value-type="float">
            <text:p>47.212455332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8955076" calcext:value-type="float">
            <text:p>11.398955076</text:p>
          </table:table-cell>
          <table:table-cell office:value-type="float" office:value="47.217322541" calcext:value-type="float">
            <text:p>47.21732254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71812950001" calcext:value-type="float">
            <text:p>11.3971812950001</text:p>
          </table:table-cell>
          <table:table-cell office:value-type="float" office:value="47.2171353510001" calcext:value-type="float">
            <text:p>47.217135351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Klettergarten Goldbichl (ÖAV)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939489" calcext:value-type="float">
            <text:p>11.41939489</text:p>
          </table:table-cell>
          <table:table-cell office:value-type="float" office:value="47.21556058" calcext:value-type="float">
            <text:p>47.21556058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76564960001" calcext:value-type="float">
            <text:p>11.4076564960001</text:p>
          </table:table-cell>
          <table:table-cell office:value-type="float" office:value="47.2595450310001" calcext:value-type="float">
            <text:p>47.25954503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849346" calcext:value-type="float">
            <text:p>11.407849346</text:p>
          </table:table-cell>
          <table:table-cell office:value-type="float" office:value="47.2590378310001" calcext:value-type="float">
            <text:p>47.259037831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8281572" calcext:value-type="float">
            <text:p>11.408281572</text:p>
          </table:table-cell>
          <table:table-cell office:value-type="float" office:value="47.2589791560001" calcext:value-type="float">
            <text:p>47.258979156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Hypoxi Studio Innsbruck</text:p>
          </table:table-cell>
          <table:table-cell office:value-type="string" calcext:value-type="string">
            <text:p>Viaduktbogen 5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42996430001" calcext:value-type="float">
            <text:p>11.4042996430001</text:p>
          </table:table-cell>
          <table:table-cell office:value-type="float" office:value="47.2709247820001" calcext:value-type="float">
            <text:p>47.270924782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itnesscenter Lhotka</text:p>
          </table:table-cell>
          <table:table-cell office:value-type="string" calcext:value-type="string">
            <text:p>Innrain 1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384843" calcext:value-type="float">
            <text:p>11.391384843</text:p>
          </table:table-cell>
          <table:table-cell office:value-type="float" office:value="47.2666320380001" calcext:value-type="float">
            <text:p>47.266632038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itnesscenter Kleewein</text:p>
          </table:table-cell>
          <table:table-cell office:value-type="string" calcext:value-type="string">
            <text:p>Grabenweg 67b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86396250001" calcext:value-type="float">
            <text:p>11.4386396250001</text:p>
          </table:table-cell>
          <table:table-cell office:value-type="float" office:value="47.2652503050001" calcext:value-type="float">
            <text:p>47.265250305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7841040001" calcext:value-type="float">
            <text:p>11.3917841040001</text:p>
          </table:table-cell>
          <table:table-cell office:value-type="float" office:value="47.260964216" calcext:value-type="float">
            <text:p>47.260964216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817814" calcext:value-type="float">
            <text:p>11.391817814</text:p>
          </table:table-cell>
          <table:table-cell office:value-type="float" office:value="47.2608040370001" calcext:value-type="float">
            <text:p>47.260804037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lfa Sports and SPA</text:p>
          </table:table-cell>
          <table:table-cell office:value-type="string" calcext:value-type="string">
            <text:p>Innrain 14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7456259" calcext:value-type="float">
            <text:p>11.377456259</text:p>
          </table:table-cell>
          <table:table-cell office:value-type="float" office:value="47.2561562330001" calcext:value-type="float">
            <text:p>47.256156233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447210222" calcext:value-type="float">
            <text:p>11.447210222</text:p>
          </table:table-cell>
          <table:table-cell office:value-type="float" office:value="47.267184135" calcext:value-type="float">
            <text:p>47.267184135</text:p>
          </table:table-cell>
          <table:table-cell office:value-type="string" calcext:value-type="string">
            <text:p>minigolf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478703820001" calcext:value-type="float">
            <text:p>11.4478703820001</text:p>
          </table:table-cell>
          <table:table-cell office:value-type="float" office:value="47.26704848" calcext:value-type="float">
            <text:p>47.26704848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467182600001" calcext:value-type="float">
            <text:p>11.4467182600001</text:p>
          </table:table-cell>
          <table:table-cell office:value-type="float" office:value="47.266905228" calcext:value-type="float">
            <text:p>47.266905228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0884150001" calcext:value-type="float">
            <text:p>11.4470884150001</text:p>
          </table:table-cell>
          <table:table-cell office:value-type="float" office:value="47.2669243230001" calcext:value-type="float">
            <text:p>47.266924323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468802590001" calcext:value-type="float">
            <text:p>11.4468802590001</text:p>
          </table:table-cell>
          <table:table-cell office:value-type="float" office:value="47.265771005" calcext:value-type="float">
            <text:p>47.265771005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islaufplatz O-Dorf</text:p>
          </table:table-cell>
          <table:table-cell office:value-type="string" calcext:value-type="string">
            <text:p>Kajetan-Sweth-Straße 14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42086493" calcext:value-type="float">
            <text:p>11.442086493</text:p>
          </table:table-cell>
          <table:table-cell office:value-type="float" office:value="47.2705956830001" calcext:value-type="float">
            <text:p>47.270595683000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697323390001" calcext:value-type="float">
            <text:p>11.3697323390001</text:p>
          </table:table-cell>
          <table:table-cell office:value-type="float" office:value="47.2627116400001" calcext:value-type="float">
            <text:p>47.262711640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895292" calcext:value-type="float">
            <text:p>11.369895292</text:p>
          </table:table-cell>
          <table:table-cell office:value-type="float" office:value="47.2624260310001" calcext:value-type="float">
            <text:p>47.262426031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080561" calcext:value-type="float">
            <text:p>11.395080561</text:p>
          </table:table-cell>
          <table:table-cell office:value-type="float" office:value="47.2530754650001" calcext:value-type="float">
            <text:p>47.25307546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419127" calcext:value-type="float">
            <text:p>11.424419127</text:p>
          </table:table-cell>
          <table:table-cell office:value-type="float" office:value="47.270643668" calcext:value-type="float">
            <text:p>47.270643668</text:p>
          </table:table-cell>
          <table:table-cell office:value-type="string" calcext:value-type="string">
            <text:p>kegeln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0956929" calcext:value-type="float">
            <text:p>11.430956929</text:p>
          </table:table-cell>
          <table:table-cell office:value-type="float" office:value="47.2667518230001" calcext:value-type="float">
            <text:p>47.266751823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312735240001" calcext:value-type="float">
            <text:p>11.4312735240001</text:p>
          </table:table-cell>
          <table:table-cell office:value-type="float" office:value="47.2667335080001" calcext:value-type="float">
            <text:p>47.2667335080001</text:p>
          </table:table-cell>
          <table:table-cell office:value-type="string" calcext:value-type="string">
            <text:p>squash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1597708" calcext:value-type="float">
            <text:p>11.431597708</text:p>
          </table:table-cell>
          <table:table-cell office:value-type="float" office:value="47.2667202160001" calcext:value-type="float">
            <text:p>47.266720216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31262" calcext:value-type="float">
            <text:p>11.41131262</text:p>
          </table:table-cell>
          <table:table-cell office:value-type="float" office:value="47.2571946460001" calcext:value-type="float">
            <text:p>47.257194646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5791250001" calcext:value-type="float">
            <text:p>11.4115791250001</text:p>
          </table:table-cell>
          <table:table-cell office:value-type="float" office:value="47.257183497" calcext:value-type="float">
            <text:p>47.257183497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CT Fitness Studio Tivoli GmbH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12258996" calcext:value-type="float">
            <text:p>11.412258996</text:p>
          </table:table-cell>
          <table:table-cell office:value-type="float" office:value="47.255910166" calcext:value-type="float">
            <text:p>47.255910166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nn-Lauf-Meilen</text:p>
          </table:table-cell>
          <table:table-cell office:value-type="string" calcext:value-type="string">
            <text:p>Karwendel Brücke bis New-Orleans-Brücke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103346520001" calcext:value-type="float">
            <text:p>11.4103346520001</text:p>
          </table:table-cell>
          <table:table-cell office:value-type="float" office:value="47.2803596270001" calcext:value-type="float">
            <text:p>47.280359627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ody and Soul</text:p>
          </table:table-cell>
          <table:table-cell office:value-type="string" calcext:value-type="string">
            <text:p>Mitterweg 16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018038" calcext:value-type="float">
            <text:p>11.376018038</text:p>
          </table:table-cell>
          <table:table-cell office:value-type="float" office:value="47.2596985660001" calcext:value-type="float">
            <text:p>47.259698566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appy Fitness</text:p>
          </table:table-cell>
          <table:table-cell office:value-type="string" calcext:value-type="string">
            <text:p>Mitterweg 2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139863" calcext:value-type="float">
            <text:p>11.376139863</text:p>
          </table:table-cell>
          <table:table-cell office:value-type="float" office:value="47.2581679940001" calcext:value-type="float">
            <text:p>47.258167994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896968" calcext:value-type="float">
            <text:p>11.388896968</text:p>
          </table:table-cell>
          <table:table-cell office:value-type="float" office:value="47.2652165640001" calcext:value-type="float">
            <text:p>47.265216564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80768" calcext:value-type="float">
            <text:p>11.389280768</text:p>
          </table:table-cell>
          <table:table-cell office:value-type="float" office:value="47.2650228030001" calcext:value-type="float">
            <text:p>47.265022803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5110360001" calcext:value-type="float">
            <text:p>11.3915110360001</text:p>
          </table:table-cell>
          <table:table-cell office:value-type="float" office:value="47.2640695250001" calcext:value-type="float">
            <text:p>47.26406952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2442970001" calcext:value-type="float">
            <text:p>11.3912442970001</text:p>
          </table:table-cell>
          <table:table-cell office:value-type="float" office:value="47.2640290250001" calcext:value-type="float">
            <text:p>47.26402902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314210001" calcext:value-type="float">
            <text:p>11.3859314210001</text:p>
          </table:table-cell>
          <table:table-cell office:value-type="float" office:value="47.272308536" calcext:value-type="float">
            <text:p>47.27230853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551200001" calcext:value-type="float">
            <text:p>11.3859551200001</text:p>
          </table:table-cell>
          <table:table-cell office:value-type="float" office:value="47.2721071290001" calcext:value-type="float">
            <text:p>47.272107129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Judozentrum Innsbruck</text:p>
          </table:table-cell>
          <table:table-cell office:value-type="string" calcext:value-type="string">
            <text:p>Franz-Fischer-Straße 7c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5461900001" calcext:value-type="float">
            <text:p>11.3955461900001</text:p>
          </table:table-cell>
          <table:table-cell office:value-type="float" office:value="47.2580118990001" calcext:value-type="float">
            <text:p>47.258011899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porthalle Akademisches Gymnasium Innsbruck</text:p>
          </table:table-cell>
          <table:table-cell office:value-type="string" calcext:value-type="string">
            <text:p>Angerzellgass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9648290001" calcext:value-type="float">
            <text:p>11.3969648290001</text:p>
          </table:table-cell>
          <table:table-cell office:value-type="float" office:value="47.2680481990001" calcext:value-type="float">
            <text:p>47.268048199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porthalle BG/BRG Sillgasse</text:p>
          </table:table-cell>
          <table:table-cell office:value-type="string" calcext:value-type="string">
            <text:p>Sillgass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9071604" calcext:value-type="float">
            <text:p>11.399071604</text:p>
          </table:table-cell>
          <table:table-cell office:value-type="float" office:value="47.2673387770001" calcext:value-type="float">
            <text:p>47.267338777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61583180001" calcext:value-type="float">
            <text:p>11.4061583180001</text:p>
          </table:table-cell>
          <table:table-cell office:value-type="float" office:value="47.2634049850001" calcext:value-type="float">
            <text:p>47.263404985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05975241" calcext:value-type="float">
            <text:p>11.405975241</text:p>
          </table:table-cell>
          <table:table-cell office:value-type="float" office:value="47.263274859" calcext:value-type="float">
            <text:p>47.263274859</text:p>
          </table:table-cell>
          <table:table-cell office:value-type="string" calcext:value-type="string">
            <text:p>squash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523281" calcext:value-type="float">
            <text:p>11.415523281</text:p>
          </table:table-cell>
          <table:table-cell office:value-type="float" office:value="47.271303753" calcext:value-type="float">
            <text:p>47.271303753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847872" calcext:value-type="float">
            <text:p>11.415847872</text:p>
          </table:table-cell>
          <table:table-cell office:value-type="float" office:value="47.2709777650001" calcext:value-type="float">
            <text:p>47.27097776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Body and Soul Women</text:p>
          </table:table-cell>
          <table:table-cell office:value-type="string" calcext:value-type="string">
            <text:p>Amraser-See-Straße 60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06641910001" calcext:value-type="float">
            <text:p>11.4306641910001</text:p>
          </table:table-cell>
          <table:table-cell office:value-type="float" office:value="47.263464884" calcext:value-type="float">
            <text:p>47.263464884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Vereinsheim Arzl</text:p>
          </table:table-cell>
          <table:table-cell office:value-type="string" calcext:value-type="string">
            <text:p>Schusterbergweg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16947720001" calcext:value-type="float">
            <text:p>11.4316947720001</text:p>
          </table:table-cell>
          <table:table-cell office:value-type="float" office:value="47.281797463" calcext:value-type="float">
            <text:p>47.281797463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3361490001" calcext:value-type="float">
            <text:p>11.4213361490001</text:p>
          </table:table-cell>
          <table:table-cell office:value-type="float" office:value="47.264756" calcext:value-type="float">
            <text:p>47.26475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9029610001" calcext:value-type="float">
            <text:p>11.4219029610001</text:p>
          </table:table-cell>
          <table:table-cell office:value-type="float" office:value="47.2639065710001" calcext:value-type="float">
            <text:p>47.263906571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9403800001" calcext:value-type="float">
            <text:p>11.4269403800001</text:p>
          </table:table-cell>
          <table:table-cell office:value-type="float" office:value="47.2736201450001" calcext:value-type="float">
            <text:p>47.273620145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436060540001" calcext:value-type="float">
            <text:p>11.3436060540001</text:p>
          </table:table-cell>
          <table:table-cell office:value-type="float" office:value="47.2669613150001" calcext:value-type="float">
            <text:p>47.26696131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9349060001" calcext:value-type="float">
            <text:p>11.3439349060001</text:p>
          </table:table-cell>
          <table:table-cell office:value-type="float" office:value="47.2669642910001" calcext:value-type="float">
            <text:p>47.26696429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170125" calcext:value-type="float">
            <text:p>11.343170125</text:p>
          </table:table-cell>
          <table:table-cell office:value-type="float" office:value="47.266849645" calcext:value-type="float">
            <text:p>47.266849645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44185265" calcext:value-type="float">
            <text:p>11.344185265</text:p>
          </table:table-cell>
          <table:table-cell office:value-type="float" office:value="47.2664677010001" calcext:value-type="float">
            <text:p>47.26646770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343895979" calcext:value-type="float">
            <text:p>11.343895979</text:p>
          </table:table-cell>
          <table:table-cell office:value-type="float" office:value="47.266431792" calcext:value-type="float">
            <text:p>47.266431792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388814" calcext:value-type="float">
            <text:p>11.408388814</text:p>
          </table:table-cell>
          <table:table-cell office:value-type="float" office:value="47.2557239060001" calcext:value-type="float">
            <text:p>47.255723906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8677918" calcext:value-type="float">
            <text:p>11.408677918</text:p>
          </table:table-cell>
          <table:table-cell office:value-type="float" office:value="47.2563019670001" calcext:value-type="float">
            <text:p>47.256301967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ivoli Fußballplatz W1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8922687" calcext:value-type="float">
            <text:p>11.408922687</text:p>
          </table:table-cell>
          <table:table-cell office:value-type="float" office:value="47.2557521350001" calcext:value-type="float">
            <text:p>47.255752135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4111940001" calcext:value-type="float">
            <text:p>11.4084111940001</text:p>
          </table:table-cell>
          <table:table-cell office:value-type="float" office:value="47.2562419340001" calcext:value-type="float">
            <text:p>47.256241934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7440660001" calcext:value-type="float">
            <text:p>11.4087440660001</text:p>
          </table:table-cell>
          <table:table-cell office:value-type="float" office:value="47.2551831330001" calcext:value-type="float">
            <text:p>47.255183133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96069600001" calcext:value-type="float">
            <text:p>11.4096069600001</text:p>
          </table:table-cell>
          <table:table-cell office:value-type="float" office:value="47.2550888910001" calcext:value-type="float">
            <text:p>47.255088891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878288" calcext:value-type="float">
            <text:p>11.408878288</text:p>
          </table:table-cell>
          <table:table-cell office:value-type="float" office:value="47.2551338000001" calcext:value-type="float">
            <text:p>47.255133800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80301110001" calcext:value-type="float">
            <text:p>11.4080301110001</text:p>
          </table:table-cell>
          <table:table-cell office:value-type="float" office:value="47.258603647" calcext:value-type="float">
            <text:p>47.258603647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07496544" calcext:value-type="float">
            <text:p>11.407496544</text:p>
          </table:table-cell>
          <table:table-cell office:value-type="float" office:value="47.2585705810001" calcext:value-type="float">
            <text:p>47.25857058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5123600001" calcext:value-type="float">
            <text:p>11.4075123600001</text:p>
          </table:table-cell>
          <table:table-cell office:value-type="float" office:value="47.258430897" calcext:value-type="float">
            <text:p>47.258430897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Freibad Gruberhof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15301539" calcext:value-type="float">
            <text:p>11.415301539</text:p>
          </table:table-cell>
          <table:table-cell office:value-type="float" office:value="47.228429304" calcext:value-type="float">
            <text:p>47.228429304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Olympia Golf</text:p>
          </table:table-cell>
          <table:table-cell office:value-type="string" calcext:value-type="string">
            <text:p>Badhausstraße</text:p>
          </table:table-cell>
          <table:table-cell office:value-type="string" calcext:value-type="string">
            <text:p>Golfplatz</text:p>
          </table:table-cell>
          <table:table-cell office:value-type="string" calcext:value-type="string">
            <text:p>Golf/Minigolf</text:p>
          </table:table-cell>
          <table:table-cell office:value-type="float" office:value="11.4241251620001" calcext:value-type="float">
            <text:p>11.4241251620001</text:p>
          </table:table-cell>
          <table:table-cell office:value-type="float" office:value="47.224460827" calcext:value-type="float">
            <text:p>47.224460827</text:p>
          </table:table-cell>
          <table:table-cell office:value-type="string" calcext:value-type="string">
            <text:p>golf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illard-Sport-Arena</text:p>
          </table:table-cell>
          <table:table-cell office:value-type="string" calcext:value-type="string">
            <text:p>Bachlechnerstraße 46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5669881" calcext:value-type="float">
            <text:p>11.375669881</text:p>
          </table:table-cell>
          <table:table-cell office:value-type="float" office:value="47.264522232" calcext:value-type="float">
            <text:p>47.264522232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t Charly´s Friends</text:p>
          </table:table-cell>
          <table:table-cell office:value-type="string" calcext:value-type="string">
            <text:p>Adamgasse 23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86428270001" calcext:value-type="float">
            <text:p>11.3986428270001</text:p>
          </table:table-cell>
          <table:table-cell office:value-type="float" office:value="47.2608461720001" calcext:value-type="float">
            <text:p>47.2608461720001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ool Café</text:p>
          </table:table-cell>
          <table:table-cell office:value-type="string" calcext:value-type="string">
            <text:p>Müllerstraße 27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0696587" calcext:value-type="float">
            <text:p>11.390696587</text:p>
          </table:table-cell>
          <table:table-cell office:value-type="float" office:value="47.2610665130001" calcext:value-type="float">
            <text:p>47.2610665130001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illardlokal Verein Little Pool Team Innsbruck</text:p>
          </table:table-cell>
          <table:table-cell office:value-type="string" calcext:value-type="string">
            <text:p>Reichenauer Straße 19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10479309" calcext:value-type="float">
            <text:p>11.410479309</text:p>
          </table:table-cell>
          <table:table-cell office:value-type="float" office:value="47.270304416" calcext:value-type="float">
            <text:p>47.270304416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illardlokal Tiroler Pool Billard Trainingszentrum</text:p>
          </table:table-cell>
          <table:table-cell office:value-type="string" calcext:value-type="string">
            <text:p>Dörrstraße 51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372088980001" calcext:value-type="float">
            <text:p>11.4372088980001</text:p>
          </table:table-cell>
          <table:table-cell office:value-type="float" office:value="47.27857605" calcext:value-type="float">
            <text:p>47.27857605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illardlokal Verein BC Grand Prix Innsbruck</text:p>
          </table:table-cell>
          <table:table-cell office:value-type="string" calcext:value-type="string">
            <text:p>Innrain 102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85402890001" calcext:value-type="float">
            <text:p>11.3785402890001</text:p>
          </table:table-cell>
          <table:table-cell office:value-type="float" office:value="47.257703545" calcext:value-type="float">
            <text:p>47.257703545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WUB-Skatehalle</text:p>
          </table:table-cell>
          <table:table-cell office:value-type="string" calcext:value-type="string">
            <text:p>Matthias-Schmid-Straße 12</text:p>
          </table:table-cell>
          <table:table-cell office:value-type="string" calcext:value-type="string">
            <text:p>Skate-/Rollerbladehalle</text:p>
          </table:table-cell>
          <table:table-cell office:value-type="string" calcext:value-type="string">
            <text:p>Funsport</text:p>
          </table:table-cell>
          <table:table-cell office:value-type="float" office:value="11.4144911720001" calcext:value-type="float">
            <text:p>11.4144911720001</text:p>
          </table:table-cell>
          <table:table-cell office:value-type="float" office:value="47.277074832" calcext:value-type="float">
            <text:p>47.277074832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porthalle BORG Fallmerayerstraße</text:p>
          </table:table-cell>
          <table:table-cell office:value-type="string" calcext:value-type="string">
            <text:p>Fallmeray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3195389" calcext:value-type="float">
            <text:p>11.393195389</text:p>
          </table:table-cell>
          <table:table-cell office:value-type="float" office:value="47.263281975" calcext:value-type="float">
            <text:p>47.263281975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inigolf Kranebitter Hof</text:p>
          </table:table-cell>
          <table:table-cell office:value-type="string" calcext:value-type="string">
            <text:p>Kranebitter Allee 203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3287553660001" calcext:value-type="float">
            <text:p>11.3287553660001</text:p>
          </table:table-cell>
          <table:table-cell office:value-type="float" office:value="47.2621632180001" calcext:value-type="float">
            <text:p>47.2621632180001</text:p>
          </table:table-cell>
          <table:table-cell office:value-type="string" calcext:value-type="string">
            <text:p>minigolf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MX-Dirtpark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7403166" calcext:value-type="float">
            <text:p>11.347403166</text:p>
          </table:table-cell>
          <table:table-cell office:value-type="float" office:value="47.254430536" calcext:value-type="float">
            <text:p>47.254430536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pielplatz Sauerweinwiese</text:p>
          </table:table-cell>
          <table:table-cell office:value-type="string" calcext:value-type="string">
            <text:p>Kranebitterbod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27870257" calcext:value-type="float">
            <text:p>11.327870257</text:p>
          </table:table-cell>
          <table:table-cell office:value-type="float" office:value="47.265324816" calcext:value-type="float">
            <text:p>47.265324816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46947060001" calcext:value-type="float">
            <text:p>11.4446947060001</text:p>
          </table:table-cell>
          <table:table-cell office:value-type="float" office:value="47.264862427" calcext:value-type="float">
            <text:p>47.264862427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11110540001" calcext:value-type="float">
            <text:p>11.4111110540001</text:p>
          </table:table-cell>
          <table:table-cell office:value-type="float" office:value="47.2269763790001" calcext:value-type="float">
            <text:p>47.226976379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497000001" calcext:value-type="float">
            <text:p>11.4107497000001</text:p>
          </table:table-cell>
          <table:table-cell office:value-type="float" office:value="47.227150529" calcext:value-type="float">
            <text:p>47.22715052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93363" calcext:value-type="float">
            <text:p>11.41093363</text:p>
          </table:table-cell>
          <table:table-cell office:value-type="float" office:value="47.2270602410001" calcext:value-type="float">
            <text:p>47.22706024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76649290001" calcext:value-type="float">
            <text:p>11.4276649290001</text:p>
          </table:table-cell>
          <table:table-cell office:value-type="float" office:value="47.22758449" calcext:value-type="float">
            <text:p>47.22758449</text:p>
          </table:table-cell>
          <table:table-cell office:value-type="string" calcext:value-type="string">
            <text:p>reiten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5270579" calcext:value-type="float">
            <text:p>11.425270579</text:p>
          </table:table-cell>
          <table:table-cell office:value-type="float" office:value="47.270409618" calcext:value-type="float">
            <text:p>47.270409618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844019" calcext:value-type="float">
            <text:p>11.424844019</text:p>
          </table:table-cell>
          <table:table-cell office:value-type="float" office:value="47.270925102" calcext:value-type="float">
            <text:p>47.270925102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569670001" calcext:value-type="float">
            <text:p>11.4258569670001</text:p>
          </table:table-cell>
          <table:table-cell office:value-type="float" office:value="47.270902504" calcext:value-type="float">
            <text:p>47.27090250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647064" calcext:value-type="float">
            <text:p>11.425647064</text:p>
          </table:table-cell>
          <table:table-cell office:value-type="float" office:value="47.271165024" calcext:value-type="float">
            <text:p>47.27116502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413233" calcext:value-type="float">
            <text:p>11.425413233</text:p>
          </table:table-cell>
          <table:table-cell office:value-type="float" office:value="47.2710902440001" calcext:value-type="float">
            <text:p>47.27109024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2042430001" calcext:value-type="float">
            <text:p>11.4252042430001</text:p>
          </table:table-cell>
          <table:table-cell office:value-type="float" office:value="47.271023746" calcext:value-type="float">
            <text:p>47.271023746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715340001" calcext:value-type="float">
            <text:p>11.4258715340001</text:p>
          </table:table-cell>
          <table:table-cell office:value-type="float" office:value="47.2712442700001" calcext:value-type="float">
            <text:p>47.271244270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Hallenbad Olympisches Dorf</text:p>
          </table:table-cell>
          <table:table-cell office:value-type="string" calcext:value-type="string">
            <text:p>Kugelfangweg 4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46984774" calcext:value-type="float">
            <text:p>11.446984774</text:p>
          </table:table-cell>
          <table:table-cell office:value-type="float" office:value="47.269449412" calcext:value-type="float">
            <text:p>47.269449412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pielplatz SOS - Kinderdorf</text:p>
          </table:table-cell>
          <table:table-cell office:value-type="string" calcext:value-type="string">
            <text:p>Hermann-Gmeiner-Straße 5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6448543" calcext:value-type="float">
            <text:p>11.446448543</text:p>
          </table:table-cell>
          <table:table-cell office:value-type="float" office:value="47.260432682" calcext:value-type="float">
            <text:p>47.260432682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kigebiet Nordpark</text:p>
          </table:table-cell>
          <table:table-cell office:value-type="string" calcext:value-type="string">
            <text:p>Höhenstraße 145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379665803" calcext:value-type="float">
            <text:p>11.379665803</text:p>
          </table:table-cell>
          <table:table-cell office:value-type="float" office:value="47.3076071070001" calcext:value-type="float">
            <text:p>47.3076071070001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411154" calcext:value-type="float">
            <text:p>11.400411154</text:p>
          </table:table-cell>
          <table:table-cell office:value-type="float" office:value="47.276106687" calcext:value-type="float">
            <text:p>47.276106687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portkegelbahn VS Fischerstraße</text:p>
          </table:table-cell>
          <table:table-cell office:value-type="string" calcext:value-type="string">
            <text:p>Franz-Fischer-Straße 38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89326458" calcext:value-type="float">
            <text:p>11.389326458</text:p>
          </table:table-cell>
          <table:table-cell office:value-type="float" office:value="47.2587315390001" calcext:value-type="float">
            <text:p>47.2587315390001</text:p>
          </table:table-cell>
          <table:table-cell office:value-type="string" calcext:value-type="string">
            <text:p>kegeln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porthalle VS Fischerstraße</text:p>
          </table:table-cell>
          <table:table-cell office:value-type="string" calcext:value-type="string">
            <text:p>Franz-Fischer-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098260001" calcext:value-type="float">
            <text:p>11.3892098260001</text:p>
          </table:table-cell>
          <table:table-cell office:value-type="float" office:value="47.2588708100001" calcext:value-type="float">
            <text:p>47.258870810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4281177" calcext:value-type="float">
            <text:p>11.414281177</text:p>
          </table:table-cell>
          <table:table-cell office:value-type="float" office:value="47.2550371390001" calcext:value-type="float">
            <text:p>47.255037139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52111510001" calcext:value-type="float">
            <text:p>11.4152111510001</text:p>
          </table:table-cell>
          <table:table-cell office:value-type="float" office:value="47.255194998" calcext:value-type="float">
            <text:p>47.255194998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6186258" calcext:value-type="float">
            <text:p>11.416186258</text:p>
          </table:table-cell>
          <table:table-cell office:value-type="float" office:value="47.2553232810001" calcext:value-type="float">
            <text:p>47.25532328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87947" calcext:value-type="float">
            <text:p>11.407587947</text:p>
          </table:table-cell>
          <table:table-cell office:value-type="float" office:value="47.2597127080001" calcext:value-type="float">
            <text:p>47.259712708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475550001" calcext:value-type="float">
            <text:p>11.4075475550001</text:p>
          </table:table-cell>
          <table:table-cell office:value-type="float" office:value="47.2598363210001" calcext:value-type="float">
            <text:p>47.259836321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pielplatz Lodenareal</text:p>
          </table:table-cell>
          <table:table-cell office:value-type="string" calcext:value-type="string">
            <text:p>Lodenareal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9417733" calcext:value-type="float">
            <text:p>11.419417733</text:p>
          </table:table-cell>
          <table:table-cell office:value-type="float" office:value="47.2770329460001" calcext:value-type="float">
            <text:p>47.277032946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pielplatz Kirchmayrgasse</text:p>
          </table:table-cell>
          <table:table-cell office:value-type="string" calcext:value-type="string">
            <text:p>Kirchmay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15380570001" calcext:value-type="float">
            <text:p>11.4315380570001</text:p>
          </table:table-cell>
          <table:table-cell office:value-type="float" office:value="47.259831751" calcext:value-type="float">
            <text:p>47.25983175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porthalle VS Innere Stadt</text:p>
          </table:table-cell>
          <table:table-cell office:value-type="string" calcext:value-type="string">
            <text:p>Angerzellgass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121088" calcext:value-type="float">
            <text:p>11.396121088</text:p>
          </table:table-cell>
          <table:table-cell office:value-type="float" office:value="47.2681155930001" calcext:value-type="float">
            <text:p>47.268115593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porthalle SPZ Schule am Inn</text:p>
          </table:table-cell>
          <table:table-cell office:value-type="string" calcext:value-type="string">
            <text:p>Hutterweg 1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8720370001" calcext:value-type="float">
            <text:p>11.3818720370001</text:p>
          </table:table-cell>
          <table:table-cell office:value-type="float" office:value="47.2645923260001" calcext:value-type="float">
            <text:p>47.264592326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porthalle BRG in der Au</text:p>
          </table:table-cell>
          <table:table-cell office:value-type="string" calcext:value-type="string">
            <text:p>Bachlechnerstraße 3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391287" calcext:value-type="float">
            <text:p>11.37391287</text:p>
          </table:table-cell>
          <table:table-cell office:value-type="float" office:value="47.2641261850001" calcext:value-type="float">
            <text:p>47.2641261850001</text:p>
          </table:table-cell>
          <table:table-cell office:value-type="string" calcext:value-type="string">
            <text:p>reckturnen</text:p>
          </table:table-cell>
        </table:table-row>
        <table:table-row table:style-name="ro1" table:number-rows-repeated="104823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portstaetten.A1:sportstaetten.H3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8:36:15.606000000</dc:date>
    <meta:editing-duration>PT23M56S</meta:editing-duration>
    <meta:editing-cycles>4</meta:editing-cycles>
    <meta:generator>LibreOffice/6.2.0.3$Windows_X86_64 LibreOffice_project/98c6a8a1c6c7b144ce3cc729e34964b47ce25d62</meta:generator>
    <meta:document-statistic meta:table-count="1" meta:cell-count="2744" meta:object-count="0"/>
  </office:meta>
</office:document-meta>
</file>